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3.2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7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.38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1cm" fo:min-width="0.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813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554cm" fo:min-width="0cm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3.75cm" svg:height="2.5cm" svg:x="2.499cm" svg:y="3.199cm">
          <text:p text:style-name="P1">Устройства</text:p>
          <text:p text:style-name="P1">ввода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75cm" svg:height="2.5cm" svg:x="2.499cm" svg:y="5.999cm">
          <text:p text:style-name="P1">Устройства</text:p>
          <text:p text:style-name="P1">вывода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5cm" svg:x="7.699cm" svg:y="3.199cm">
          <text:p text:style-name="P1">Память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5cm" svg:x="7.699cm" svg:y="8.599cm">
          <text:p text:style-name="P1">ЦП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8cm" svg:height="1.25cm" svg:x="8.099cm" svg:y="11.599cm">
          <text:p text:style-name="P1">УУ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8cm" svg:height="1.25cm" svg:x="12.919cm" svg:y="11.599cm">
          <text:p text:style-name="P1">АЛУ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6cm" svg:height="0.7cm" svg:x="6.199cm" svg:y="4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6cm" svg:height="0.7cm" draw:transform="rotate (-3.14159265358979) translate (7.799cm 7.1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cm" svg:height="3.5cm" svg:x="8.399cm" svg:y="8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3.5cm" svg:x="13.299cm" svg:y="8.1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4" draw:layer="layout" svg:x1="14.398cm" svg:y1="8.199cm" svg:x2="14.398cm" svg:y2="11.699cm">
          <text:p/>
        </draw:line>
        <draw:line draw:style-name="gr7" draw:text-style-name="P4" draw:layer="layout" svg:x1="9.599cm" svg:y1="8.199cm" svg:x2="9.599cm" svg:y2="11.699cm">
          <text:p/>
        </draw:line>
        <draw:line draw:style-name="gr8" draw:text-style-name="P5" draw:layer="layout" svg:x1="9.999cm" svg:y1="11.9cm" svg:x2="12.999cm" svg:y2="11.9cm">
          <text:p/>
        </draw:line>
        <draw:line draw:style-name="gr8" draw:text-style-name="P5" draw:layer="layout" svg:x1="12.9cm" svg:y1="12.5cm" svg:x2="9.9cm" svg:y2="12.5cm">
          <text:p/>
        </draw:line>
        <draw:line draw:style-name="gr8" draw:text-style-name="P5" xml:id="id1" draw:id="id1" draw:layer="layout" svg:x1="1.8cm" svg:y1="12.3cm" svg:x2="8.1cm" svg:y2="12.3cm">
          <text:p/>
        </draw:line>
        <draw:connector draw:style-name="gr8" draw:text-style-name="P5" draw:layer="layout" svg:x1="1.8cm" svg:y1="12.3cm" svg:x2="2.499cm" svg:y2="4.449cm" draw:start-shape="id1" draw:start-glue-point="3" draw:end-shape="id2" draw:end-glue-point="3" svg:d="M1800 12300v-7851h699" svg:viewBox="0 0 700 7852">
          <text:p/>
        </draw:connector>
        <draw:connector draw:style-name="gr8" draw:text-style-name="P5" draw:layer="layout" svg:x1="4.95cm" svg:y1="12.3cm" svg:x2="4.374cm" svg:y2="8.499cm" draw:start-shape="id1" draw:end-shape="id3" draw:end-glue-point="2" svg:d="M4950 12300v-1975h-576v-1826" svg:viewBox="0 0 577 380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3T11:13:06.752000000</meta:creation-date>
    <dc:date>2020-01-13T11:35:10.223000000</dc:date>
    <meta:editing-duration>PT1M2S</meta:editing-duration>
    <meta:editing-cycles>1</meta:editing-cycles>
    <meta:document-statistic meta:object-count="17"/>
    <meta:generator>LibreOffice/6.3.4.2$Windows_X86_64 LibreOffice_project/60da17e045e08f1793c57c00ba83cdfce946d0aa</meta:generator>
  </office:meta>
</office:document-meta>
</file>